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e6e6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table:style-name="ce10" office:value-type="string">
            <text:p>ICU is a set of C/C++ and Java libraries providing Unicode and globalization support for software applications. 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table:style-name="ce10" office:value-type="string">
            <text:p>An online help system used by Xena. </text:p>
          </table:table-cell>
          <table:table-cell office:value-type="string">
            <text:p>Sun Microsystems</text:p>
          </table:table-cell>
          <table:table-cell table:style-name="ce13" office:value-type="string">
            <text:p><text:span text:style-name="T1"><text:a xlink:href="https://javahelp.dev.java.net/">https://javahelp.dev.java.net/</text:a></text:span></text:p>
          </table:table-cell>
          <table:table-cell table:style-name="ce13" office:value-type="string">
            <text:p><text:span text:style-name="T1"><text:a xlink:href="http://www.gnu.org/software/classpath/license.html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table:style-name="ce5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Looks</text:p>
          </table:table-cell>
          <table:table-cell office:value-type="string">
            <text:p>2.2.2</text:p>
          </table:table-cell>
          <table:table-cell table:style-name="ce10" office:value-type="string">
            <text:p>JGoodies Looks is a library used to help improve the user interface for the Xena application.</text:p>
          </table:table-cell>
          <table:table-cell office:value-type="string">
            <text:p>Jgoodies, Karsten Lentzsch</text:p>
          </table:table-cell>
          <table:table-cell table:style-name="ce13" office:value-type="string">
            <text:p><text:span text:style-name="T1"><text:a xlink:href="http://www.jgoodies.com/downloads/librar">http://jgoodies.dev.java.net And http://www.jgoodies.com/downloads/libraries.html</text:a></text:span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3">
          <table:table-cell office:value-type="string">
            <text:p>Commons-cli</text:p>
          </table:table-cell>
          <table:table-cell office:value-type="string">
            <text:p>1.1</text:p>
          </table:table-cell>
          <table:table-cell table:style-name="ce10" office:value-type="string">
            <text:p>An application programming interface (API) for parsing command line options passed to programs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commons.apache.org/cli/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tika</text:p>
          </table:table-cell>
          <table:table-cell office:value-type="string">
            <text:p>0.9</text:p>
          </table:table-cell>
          <table:table-cell table:style-name="ce10" office:value-type="string">
            <text:p>Extracts metadata and text representations from files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a xlink:href="http://tika.apache.org/">http://tika.apache.org</text:a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Crystal icon set</text:p>
          </table:table-cell>
          <table:table-cell/>
          <table:table-cell table:style-name="ce10" office:value-type="string">
            <text:p>Icon set used in the graphical user interface for Xena.</text:p>
          </table:table-cell>
          <table:table-cell table:style-name="ce11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rchiv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table:style-name="ce10" office:value-type="string">
            <text:p>Allows for creating and extracting of TAR archives.</text:p>
          </table:table-cell>
          <table:table-cell office:value-type="string">
            <text:p>com.ice</text:p>
          </table:table-cell>
          <table:table-cell table:style-name="ce13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rchive Plugin – antlib</text:p>
          </table:table-cell>
          <table:table-cell table:style-name="ce9" table:number-columns-repeated="2"/>
          <table:table-cell table:style-name="ce4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udio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flac</text:p>
          </table:table-cell>
          <table:table-cell office:value-type="string">
            <text:p>1.3</text:p>
          </table:table-cell>
          <table:table-cell table:style-name="ce10" office:value-type="string">
            <text:p>jFLAC is a port of the <text:a xlink:href="http://flac.sourceforge.net/">Free Lossless Audio Codec</text:a> (FLAC) library to Java.</text:p>
          </table:table-cell>
          <table:table-cell table:style-name="ce5" office:value-type="string">
            <text:p>Josh Coalson</text:p>
          </table:table-cell>
          <table:table-cell table:style-name="ce13" office:value-type="string">
            <text:p><text:span text:style-name="T1"><text:a xlink:href="http://jflac.sourceforge.net/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table:style-name="ce10" office:value-type="string">
            <text:p>A Java Ogg Vorbis decoder.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table:style-name="ce10" office:value-type="string">
            <text:p>An independent implementation of the Java Sound API</text:p>
          </table:table-cell>
          <table:table-cell table:style-name="ce13" office:value-type="string">
            <text:p><text:span text:style-name="T1"><text:a xlink:href="http://www.tritonus.org/">http://www.tritonus.org</text:a></text:span></text:p>
          </table:table-cell>
          <table:table-cell table:style-name="ce13" office:value-type="string">
            <text:p><text:span text:style-name="T1"><text:a xlink:href="https://sourceforge/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2">
          <table:table-cell office:value-type="string">
            <text:p>mp3spi</text:p>
          </table:table-cell>
          <table:table-cell office:value-type="string">
            <text:p>1.9.4</text:p>
          </table:table-cell>
          <table:table-cell table:style-name="ce10" office:value-type="string">
            <text:p>A Java Service Provider Interface that adds MP3 (MPEG 1/2/2.5 Layer 1/2/3) audio format support for Java Platform.</text:p>
          </table:table-cell>
          <table:table-cell table:style-name="ce13" office:value-type="string">
            <text:p>http://www.javazoom.net/mp3spi/mp3spi.html</text:p>
          </table:table-cell>
          <table:table-cell table:style-name="ce13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table:style-name="ce10" office:value-type="string">
            <text:p>A Java library that decodes MP3 files in real-time.</text:p>
          </table:table-cell>
          <table:table-cell table:style-name="ce13" office:value-type="string">
            <text:p>http://www.javazoom.net/javalayer/javalayer.html</text:p>
          </table:table-cell>
          <table:table-cell table:style-name="ce13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table:style-name="ce10" office:value-type="string">
            <text:p>An encoder and decoder for the Speex audio codec. </text:p>
          </table:table-cell>
          <table:table-cell table:style-name="ce13" office:value-type="string">
            <text:p>Jean-Marc Valin</text:p>
          </table:table-cell>
          <table:table-cell table:style-name="ce13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sv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mai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table:style-name="ce10" office:value-type="string">
            <text:p>A mail application for Linux and Apple Mac OS X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table:style-name="ce10" office:value-type="string">
            <text:p>Internet address manipulation routines. </text:p>
          </table:table-cell>
          <table:table-cell table:style-name="ce5"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Email Plugin – antlib</text:p>
          </table:table-cell>
          <table:table-cell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HT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table:style-name="ce10" office:value-type="string">
            <text:p>Facilitates opening a browser from a Java application and directing the browser to a supplied URL.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Im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table:style-name="ce10" office:value-type="string">
            <text:p>Used to manipulate SVG document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xmlgraphics.apache.org/batik/">http://xmlgraphics.apache.org/batik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table:style-name="ce10" office:value-type="string">
            <text:p>The Java language binding for the SVG and SMIL object models.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<text:span text:style-name="T1"><text:a xlink:href="http://www.w3.org/TR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table:style-name="ce10" office:value-type="string">
            <text:p>An API for Cascading Style Sheets (CSS)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table:style-name="ce10" office:value-type="string">
            <text:p>Reads and writes a variety of image formats, including fast parsing of image info (such as size, colour space) and metadata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table:style-name="ce10" office:value-type="string">
            <text:p>A pure-java interface to the ImageMagick commandline.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Metadat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ultip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A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Offic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uh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jurt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rid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unoi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table:style-name="ce10" office:value-type="string">
            <text:p>An implementation of XSLT in java.</text:p>
          </table:table-cell>
          <table:table-cell office:value-type="string">
            <text:p>http://www.blnz.com/xt/index.html</text:p>
          </table:table-cell>
          <table:table-cell table:style-name="ce13" office:value-type="string">
            <text:p><text:span text:style-name="T1"><text:a xlink:href="http://www.blnz.com/xt/index.html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DF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pedal</text:p>
          </table:table-cell>
          <table:table-cell office:value-type="string">
            <text:p>3.83b38</text:p>
          </table:table-cell>
          <table:table-cell table:style-name="ce10" office:value-type="string">
            <text:p>Java PDF library, providing a Java PDF viewer, PDF to image conversion, PDF printing or adding PDF search and PDF extraction features.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laintex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rojec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mpxj</text:p>
          </table:table-cell>
          <table:table-cell office:value-type="string">
            <text:p>3.1.0</text:p>
          </table:table-cell>
          <table:table-cell table:style-name="ce10" office:value-type="string">
            <text:p>Provides a set of facilities to allow project information to be manipulated in Java and .Net. 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Websit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14" office:value-type="string">
            <text:p><text:span text:style-name="T2"><text:a xlink:href="http://browserlaunch2.sourceforge.net/">http://browserlaunch2.sourceforge.net/</text:a></text:span></text:p>
          </table:table-cell>
          <table:table-cell table:style-name="ce14" office:value-type="string">
            <text:p><text:span text:style-name="T2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Websit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X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1" number:language="en" number:country="AU">
      <number:day/>
      <number:text>-</number:text>
      <number:month number:textual="true"/>
      <number:text>-</number:text>
      <number:year/>
    </number:date-style>
    <number:date-style style:name="N10112" number:language="en" number:country="AU">
      <number:day/>
      <number:text>-</number:text>
      <number:month number:textual="true"/>
    </number:date-style>
    <number:date-style style:name="N10113" number:language="en" number:country="AU">
      <number:month number:textual="true"/>
      <number:text>-</number:text>
      <number:year/>
    </number:date-style>
    <number:time-style style:name="N10114" number:language="en" number:country="AU">
      <number:hours/>
      <number:text>:</number:text>
      <number:minute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n" number:country="AU">
      <number:hours/>
      <number:text>:</number:text>
      <number:minutes number:style="long"/>
    </number:time-style>
    <number:time-style style:name="N10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2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12:22:46</dc:date>
    <meta:editing-cycles>111</meta:editing-cycles>
    <meta:editing-duration>P28DT18H14M28S</meta:editing-duration>
    <meta:generator>LibreOffice/3.4$Unix LibreOffice_project/340m1$Build-502</meta:generator>
    <meta:document-statistic meta:table-count="1" meta:cell-count="361" meta:object-count="0"/>
  </office:meta>
</office:document-meta>
</file>